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ＭＳ ゴシック" svg:font-family="'ＭＳ ゴシック'" style:font-family-generic="modern" style:font-pitch="fixed"/>
    <style:font-face style:name="Meiryo UI" svg:font-family="'Meiryo UI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style:font-name-asian="ＭＳ ゴシック" style:font-size-asian="12pt" style:font-size-complex="13.6999998092651pt"/>
    </style:style>
    <style:style style:name="P2" style:family="paragraph" style:parent-style-name="Standard">
      <style:text-properties officeooo:paragraph-rsid="0009a22e"/>
    </style:style>
    <style:style style:name="P3" style:family="paragraph" style:parent-style-name="Frame_20_contents">
      <style:text-properties style:font-name="ＭＳ ゴシック" fo:font-size="9pt" officeooo:paragraph-rsid="0007a4dd" style:font-name-asian="ＭＳ ゴシック" style:font-size-asian="9pt" style:font-size-complex="9pt"/>
    </style:style>
    <style:style style:name="P4" style:family="paragraph" style:parent-style-name="Frame_20_contents">
      <style:text-properties style:font-name="ＭＳ ゴシック" fo:font-size="9pt" officeooo:rsid="0007a4dd" officeooo:paragraph-rsid="00083941" style:font-name-asian="ＭＳ ゴシック" style:font-size-asian="9pt" style:font-size-complex="9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b7d52"/>
    </style:style>
    <style:style style:name="P6" style:family="paragraph" style:parent-style-name="Frame_20_contents">
      <style:text-properties officeooo:rsid="0007a4dd" officeooo:paragraph-rsid="000b7d52"/>
    </style:style>
    <style:style style:name="P7" style:family="paragraph" style:parent-style-name="Frame_20_contents">
      <style:text-properties style:font-name="ＭＳ ゴシック" fo:font-size="9pt" officeooo:rsid="0007a4dd" officeooo:paragraph-rsid="000b7d52" style:font-name-asian="ＭＳ ゴシック" style:font-size-asian="9pt" style:font-size-complex="9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7a4dd" style:language-asian="ja" style:country-asian="JP"/>
    </style:style>
    <style:style style:name="T3" style:family="text">
      <style:text-properties officeooo:rsid="000b7d52" style:language-asian="ja" style:country-asian="JP"/>
    </style:style>
    <style:style style:name="T4" style:family="text">
      <style:text-properties style:font-name="ＭＳ ゴシック" fo:font-size="9pt" style:font-name-asian="ＭＳ ゴシック" style:font-size-asian="9pt" style:font-size-complex="9pt"/>
    </style:style>
    <style:style style:name="T5" style:family="text">
      <style:text-properties style:font-name="ＭＳ ゴシック" fo:font-size="9pt" officeooo:rsid="000b7d52" style:font-name-asian="ＭＳ ゴシック" style:font-size-asian="9pt" style:font-size-complex="9pt"/>
    </style:style>
    <style:style style:name="T6" style:family="text">
      <style:text-properties officeooo:rsid="00083941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style:font-name="Meiryo UI" fo:font-size="16pt" fo:font-weight="bold" style:font-name-asian="Meiryo UI" style:font-size-asian="16pt" style:font-weight-asian="bold" style:font-size-complex="16pt" style:font-weight-complex="bold"/>
    </style:style>
    <style:style style:name="T9" style:family="text">
      <style:text-properties officeooo:rsid="000b7d52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cccc" style:background-transparency="0%" draw:fill="solid" fo:padding="0cm" fo:border="none" style:shadow="#dddddd -0.18cm 0.18cm" draw:shadow-opacity="100%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e6e6ff" style:background-transparency="0%" draw:fill="solid" fo:padding="0cm" fo:border="none" style:shadow="#dddddd -0.18cm 0.18cm" draw:shadow-opacity="100%">
        <style:background-image/>
      </style:graphic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枠2" text:anchor-type="paragraph" svg:x="7.601cm" svg:y="0.18cm" svg:width="9.236cm" draw:z-index="0"><draw:text-box fo:min-height="1.542cm"><text:p text:style-name="P3"><text:span text:style-name="T2">初出：</text:span>200<text:span text:style-name="T9">6</text:span>/02/<text:span text:style-name="T9">09</text:span> </text:p><text:p text:style-name="P6"><text:span text:style-name="T4">URL:</text:span><text:a xlink:type="simple" xlink:href="http://hidenov.blog4.fc2.com/?no=31" text:style-name="Internet_20_link" text:visited-style-name="Visited_20_Internet_20_Link"><text:span text:style-name="T5">http://hidenov.blog4.fc2.com/blog-entry-175.html</text:span></text:a></text:p></draw:text-box></draw:frame></text:p>
      <text:p text:style-name="Standard"/>
      <text:p text:style-name="P2"/>
      <text:p text:style-name="P2"/>
      <text:list xml:id="list4775840806749081074" text:style-name="L1">
        <text:list-item>
          <text:p text:style-name="P5"><text:span text:style-name="T8">MIME base64 エンコード／デコード</text:span></text:p>
        </text:list-item>
      </text:list>
      <text:p text:style-name="Standard"><draw:frame draw:style-name="fr2" draw:name="枠3" text:anchor-type="paragraph" svg:x="1.221cm" svg:y="0.39cm" svg:width="15.665cm" draw:z-index="1"><draw:text-box fo:min-height="4.154cm"><text:p text:style-name="P7">SMTP認証を行うメールサーバと通信する破目に陥ったので<text:line-break/>MIME base64 エンコードとデコードを実装したりしてみました。<text:line-break/><text:line-break/>元ネタは以下のURLから引っ張ってきたソースコードなんですが<text:line-break/>http://base64.sourceforge.net/<text:line-break/>関数単位でコピペして使えるように色々と改変してみました。<text:line-break/><text:line-break/>ソースのインデントはめんどいんでそのままにしてるのはご愛嬌。 </text:p><text:p text:style-name="P7"/><text:p text:style-name="P7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枠1" text:anchor-type="paragraph" svg:x="1.221cm" svg:y="1.822cm" svg:width="15.665cm" draw:z-index="2"><draw:text-box fo:min-height="1.589cm"><text:p text:style-name="P7"/><text:p text:style-name="P7"><text:span text:style-name="T1">プロジェクト：</text:span><text:a xlink:type="simple" xlink:href="https://github.com/hidenov/Technical-Entries/blob/master/MIME64.zip" text:style-name="Internet_20_link" text:visited-style-name="Visited_20_Internet_20_Link"><text:span text:style-name="T3">https://github.com/hidenov/Technical-Entries/blob/master/MIME64.zip</text:span></text:a><text:line-break/></text:p><text:p text:style-name="P7"/><text:p text:style-name="P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ＭＳ ゴシック" svg:font-family="'ＭＳ ゴシック'" style:font-family-generic="modern" style:font-pitch="fixed"/>
    <style:font-face style:name="Meiryo UI" svg:font-family="'Meiryo UI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23:21:25.860000000</meta:creation-date>
    <dc:date>2014-09-29T23:30:13.619000000</dc:date>
    <meta:editing-duration>PT24M2S</meta:editing-duration>
    <meta:editing-cycles>3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5" meta:word-count="163" meta:character-count="353" meta:non-whitespace-character-count="339"/>
  </office:meta>
</office:document-meta>
</file>